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9cfc" officeooo:paragraph-rsid="00089cfc" style:font-size-asian="15.75pt" style:font-size-complex="18pt"/>
    </style:style>
    <style:style style:name="P2" style:family="paragraph" style:parent-style-name="Standard" style:list-style-name="L1">
      <style:text-properties fo:font-size="18pt" officeooo:rsid="00089cfc" officeooo:paragraph-rsid="00089cfc" style:font-size-asian="15.75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Ngôn ngữ lập trình</text:p>
          <text:list>
            <text:list-item>
              <text:p text:style-name="P2">High-level, low-level</text:p>
            </text:list-item>
          </text:list>
        </text:list-item>
        <text:list-item>
          <text:p text:style-name="P2">Môi trường lập trình</text:p>
          <text:list>
            <text:list-item>
              <text:p text:style-name="P2">Text / Code editor</text:p>
            </text:list-item>
            <text:list-item>
              <text:p text:style-name="P2">Compiler</text:p>
            </text:list-item>
            <text:list-item>
              <text:p text:style-name="P2">Environment / IDE</text:p>
            </text:list-item>
          </text:list>
        </text:list-item>
        <text:list-item>
          <text:p text:style-name="P2">Ghi chú (comment)</text:p>
        </text:list-item>
        <text:list-item>
          <text:p text:style-name="P2">Biến (variable)</text:p>
        </text:list-item>
        <text:list-item>
          <text:p text:style-name="P2">Kiểu dữ liệu (data type)</text:p>
        </text:list-item>
        <text:list-item>
          <text:p text:style-name="P2">Toán tử / Phép toán (operator)</text:p>
        </text:list-item>
        <text:list-item>
          <text:p text:style-name="P2">Mảng (array) (data structure)</text:p>
        </text:list-item>
        <text:list-item>
          <text:p text:style-name="P2">Hàm (function)</text:p>
        </text:list-item>
        <text:list-item>
          <text:p text:style-name="P2">Các lỗi thường gặp (error)</text:p>
        </text:list-item>
      </text:list>
      <text:p text:style-name="P1"/>
      <text:list text:continue-numbering="true" text:style-name="L1">
        <text:list-item>
          <text:p text:style-name="P2">Câu lệnh điều kiện (IF)</text:p>
        </text:list-item>
        <text:list-item>
          <text:p text:style-name="P2">Vòng lặp (FOR)</text:p>
        </text:list-item>
        <text:list-item>
          <text:p text:style-name="P2">Từ điển (dictionary)</text:p>
        </text:list-item>
        <text:list-item>
          <text:p text:style-name="P2">Lớp (Class)</text:p>
        </text:list-item>
        <text:list-item>
          <text:p text:style-name="P2">Tài liệu tham khảo thê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9:46:53.087000000</meta:creation-date>
    <dc:date>2024-01-02T20:01:57.045000000</dc:date>
    <meta:editing-duration>PT15M5S</meta:editing-duration>
    <meta:editing-cycles>1</meta:editing-cycles>
    <meta:document-statistic meta:table-count="0" meta:image-count="0" meta:object-count="0" meta:page-count="1" meta:paragraph-count="18" meta:word-count="81" meta:character-count="389" meta:non-whitespace-character-count="344"/>
    <meta:generator>LibreOffice/7.6.3.2$Windows_X86_64 LibreOffice_project/29d686fea9f6705b262d369fede658f824154cc0</meta:generator>
  </office:meta>
</office:document-meta>
</file>